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17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3.07mm"/>
    </style:style>
    <style:style style:name="co6" style:family="table-column">
      <style:table-column-properties fo:break-before="auto" style:column-width="36.78mm"/>
    </style:style>
    <style:style style:name="ro1" style:family="table-row">
      <style:table-row-properties style:row-height="6.67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3"/>
          <table:table-cell table:number-columns-repeated="2"/>
          <table:table-cell table:style-name="ce1"/>
          <table:table-cell table:style-name="ce4" table:number-columns-repeated="7"/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3"/>
          <table:table-cell table:number-columns-repeated="2"/>
          <table:table-cell office:value-type="string" calcext:value-type="string">
            <text:p>Time for 100 Iterations</text:p>
          </table:table-cell>
          <table:table-cell office:value-type="string" calcext:value-type="string">
            <text:p>Number of Workers</text:p>
          </table:table-cell>
          <table:table-cell table:number-columns-repeated="12"/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3"/>
          <table:table-cell table:number-columns-repeated="980"/>
        </table:table-row>
        <table:table-row table:style-name="ro2">
          <table:table-cell table:style-name="ce2" office:value-type="string" calcext:value-type="string" table:number-columns-spanned="1" table:number-rows-spanned="8">
            <text:p>PGM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"/>
          <table:table-cell table:number-columns-repeated="7"/>
          <table:table-cell table:style-name="ce2" office:value-type="string" calcext:value-type="string" table:number-columns-spanned="1" table:number-rows-spanned="8">
            <text:p>PGM Size log2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GM Size log2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 table:number-columns-spanned="1" table:number-rows-spanned="8"/>
          <table:table-cell table:number-columns-repeated="985"/>
        </table:table-row>
        <table:table-row table:style-name="ro2">
          <table:covered-table-cell table:style-name="ce3"/>
          <table:table-cell office:value-type="float" office:value="16" calcext:value-type="float">
            <text:p>16</text:p>
          </table:table-cell>
          <table:table-cell office:value-type="float" office:value="1.48" calcext:value-type="float">
            <text:p>1.48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4" calcext:value-type="float">
            <text:p>4</text:p>
          </table:table-cell>
          <table:table-cell table:formula="of:=LOG([.C3];2)" office:value-type="float" office:value="0.565597175854225" calcext:value-type="float">
            <text:p>0.5655971759</text:p>
          </table:table-cell>
          <table:table-cell table:formula="of:=LOG([.D3];2)" office:value-type="float" office:value="-0.358453970912476" calcext:value-type="float">
            <text:p>-0.3584539709</text:p>
          </table:table-cell>
          <table:table-cell table:formula="of:=LOG([.E3];2)" office:value-type="float" office:value="-1.18442457113743" calcext:value-type="float">
            <text:p>-1.1844245711</text:p>
          </table:table-cell>
          <table:table-cell table:formula="of:=LOG([.F3];2)" office:value-type="float" office:value="-1.47393118833241" calcext:value-type="float">
            <text:p>-1.47393118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S3]" office:value-type="float" office:value="0.565597175854225" calcext:value-type="float">
            <text:p>0.5655971759</text:p>
          </table:table-cell>
          <table:table-cell table:formula="of:=[.T3]" office:value-type="float" office:value="-0.358453970912476" calcext:value-type="float">
            <text:p>-0.3584539709</text:p>
          </table:table-cell>
          <table:table-cell table:formula="of:=[.U3]" office:value-type="float" office:value="-1.18442457113743" calcext:value-type="float">
            <text:p>-1.1844245711</text:p>
          </table:table-cell>
          <table:table-cell table:formula="of:=[.V3]" office:value-type="float" office:value="-1.47393118833241" calcext:value-type="float">
            <text:p>-1.4739311883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64" calcext:value-type="float">
            <text:p>64</text:p>
          </table:table-cell>
          <table:table-cell office:value-type="float" office:value="21.81" calcext:value-type="float">
            <text:p>21.81</text:p>
          </table:table-cell>
          <table:table-cell office:value-type="float" office:value="11.15" calcext:value-type="float">
            <text:p>11.15</text:p>
          </table:table-cell>
          <table:table-cell office:value-type="float" office:value="5.67" calcext:value-type="float">
            <text:p>5.67</text:p>
          </table:table-cell>
          <table:table-cell office:value-type="float" office:value="4.46" calcext:value-type="float">
            <text:p>4.46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6" calcext:value-type="float">
            <text:p>6</text:p>
          </table:table-cell>
          <table:table-cell table:formula="of:=LOG([.C4];2)" office:value-type="float" office:value="4.44691786486603" calcext:value-type="float">
            <text:p>4.4469178649</text:p>
          </table:table-cell>
          <table:table-cell table:formula="of:=LOG([.D4];2)" office:value-type="float" office:value="3.47897180503294" calcext:value-type="float">
            <text:p>3.478971805</text:p>
          </table:table-cell>
          <table:table-cell table:formula="of:=LOG([.E4];2)" office:value-type="float" office:value="2.5033487351675" calcext:value-type="float">
            <text:p>2.5033487352</text:p>
          </table:table-cell>
          <table:table-cell table:formula="of:=LOG([.F4];2)" office:value-type="float" office:value="2.15704371014558" calcext:value-type="float">
            <text:p>2.157043710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S4]" office:value-type="float" office:value="4.44691786486603" calcext:value-type="float">
            <text:p>4.4469178649</text:p>
          </table:table-cell>
          <table:table-cell table:formula="of:=[.T4]" office:value-type="float" office:value="3.47897180503294" calcext:value-type="float">
            <text:p>3.478971805</text:p>
          </table:table-cell>
          <table:table-cell table:formula="of:=[.U4]" office:value-type="float" office:value="2.5033487351675" calcext:value-type="float">
            <text:p>2.5033487352</text:p>
          </table:table-cell>
          <table:table-cell table:formula="of:=[.V4]" office:value-type="float" office:value="2.15704371014558" calcext:value-type="float">
            <text:p>2.1570437101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128" calcext:value-type="float">
            <text:p>128</text:p>
          </table:table-cell>
          <table:table-cell office:value-type="float" office:value="86.89" calcext:value-type="float">
            <text:p>86.89</text:p>
          </table:table-cell>
          <table:table-cell office:value-type="float" office:value="43.63" calcext:value-type="float">
            <text:p>43.63</text:p>
          </table:table-cell>
          <table:table-cell office:value-type="float" office:value="22.1" calcext:value-type="float">
            <text:p>22.1</text:p>
          </table:table-cell>
          <table:table-cell office:value-type="float" office:value="17.48" calcext:value-type="float">
            <text:p>17.48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7" calcext:value-type="float">
            <text:p>7</text:p>
          </table:table-cell>
          <table:table-cell table:formula="of:=LOG([.C5];2)" office:value-type="float" office:value="6.44111824453277" calcext:value-type="float">
            <text:p>6.4411182445</text:p>
          </table:table-cell>
          <table:table-cell table:formula="of:=LOG([.D5];2)" office:value-type="float" office:value="5.44724856860178" calcext:value-type="float">
            <text:p>5.4472485686</text:p>
          </table:table-cell>
          <table:table-cell table:formula="of:=LOG([.E5];2)" office:value-type="float" office:value="4.46597446450407" calcext:value-type="float">
            <text:p>4.4659744645</text:p>
          </table:table-cell>
          <table:table-cell table:formula="of:=LOG([.F5];2)" office:value-type="float" office:value="4.12763327972587" calcext:value-type="float">
            <text:p>4.1276332797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S5]" office:value-type="float" office:value="6.44111824453277" calcext:value-type="float">
            <text:p>6.4411182445</text:p>
          </table:table-cell>
          <table:table-cell table:formula="of:=[.T5]" office:value-type="float" office:value="5.44724856860178" calcext:value-type="float">
            <text:p>5.4472485686</text:p>
          </table:table-cell>
          <table:table-cell table:formula="of:=[.U5]" office:value-type="float" office:value="4.46597446450407" calcext:value-type="float">
            <text:p>4.4659744645</text:p>
          </table:table-cell>
          <table:table-cell table:formula="of:=[.V5]" office:value-type="float" office:value="4.12763327972587" calcext:value-type="float">
            <text:p>4.1276332797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256" calcext:value-type="float">
            <text:p>256</text:p>
          </table:table-cell>
          <table:table-cell office:value-type="float" office:value="347.26" calcext:value-type="float">
            <text:p>347.26</text:p>
          </table:table-cell>
          <table:table-cell office:value-type="float" office:value="174.16" calcext:value-type="float">
            <text:p>174.16</text:p>
          </table:table-cell>
          <table:table-cell office:value-type="float" office:value="87.46" calcext:value-type="float">
            <text:p>87.46</text:p>
          </table:table-cell>
          <table:table-cell office:value-type="float" office:value="69.14" calcext:value-type="float">
            <text:p>69.14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8" calcext:value-type="float">
            <text:p>8</text:p>
          </table:table-cell>
          <table:table-cell table:formula="of:=LOG([.C6];2)" office:value-type="float" office:value="8.43987242967666" calcext:value-type="float">
            <text:p>8.4398724297</text:p>
          </table:table-cell>
          <table:table-cell table:formula="of:=LOG([.D6];2)" office:value-type="float" office:value="7.44426950241348" calcext:value-type="float">
            <text:p>7.4442695024</text:p>
          </table:table-cell>
          <table:table-cell table:formula="of:=LOG([.E6];2)" office:value-type="float" office:value="6.45055144330648" calcext:value-type="float">
            <text:p>6.4505514433</text:p>
          </table:table-cell>
          <table:table-cell table:formula="of:=LOG([.F6];2)" office:value-type="float" office:value="6.11144869848767" calcext:value-type="float">
            <text:p>6.111448698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[.S6]" office:value-type="float" office:value="8.43987242967666" calcext:value-type="float">
            <text:p>8.4398724297</text:p>
          </table:table-cell>
          <table:table-cell table:formula="of:=[.T6]" office:value-type="float" office:value="7.44426950241348" calcext:value-type="float">
            <text:p>7.4442695024</text:p>
          </table:table-cell>
          <table:table-cell table:formula="of:=[.U6]" office:value-type="float" office:value="6.45055144330648" calcext:value-type="float">
            <text:p>6.4505514433</text:p>
          </table:table-cell>
          <table:table-cell table:formula="of:=[.V6]" office:value-type="float" office:value="6.11144869848767" calcext:value-type="float">
            <text:p>6.1114486985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512" calcext:value-type="float">
            <text:p>512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704.55" calcext:value-type="float">
            <text:p>704.55</text:p>
          </table:table-cell>
          <table:table-cell office:value-type="float" office:value="351.72" calcext:value-type="float">
            <text:p>351.72</text:p>
          </table:table-cell>
          <table:table-cell office:value-type="float" office:value="277.52" calcext:value-type="float">
            <text:p>277.52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9" calcext:value-type="float">
            <text:p>9</text:p>
          </table:table-cell>
          <table:table-cell table:formula="of:=LOG([.C7];2)" office:value-type="float" office:value="10.4489112725872" calcext:value-type="float">
            <text:p>10.4489112726</text:p>
          </table:table-cell>
          <table:table-cell table:formula="of:=LOG([.D7];2)" office:value-type="float" office:value="9.46055828409158" calcext:value-type="float">
            <text:p>9.4605582841</text:p>
          </table:table-cell>
          <table:table-cell table:formula="of:=LOG([.E7];2)" office:value-type="float" office:value="8.45828356363597" calcext:value-type="float">
            <text:p>8.4582835636</text:p>
          </table:table-cell>
          <table:table-cell table:formula="of:=LOG([.F7];2)" office:value-type="float" office:value="8.11644793551166" calcext:value-type="float">
            <text:p>8.116447935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formula="of:=[.S7]" office:value-type="float" office:value="10.4489112725872" calcext:value-type="float">
            <text:p>10.4489112726</text:p>
          </table:table-cell>
          <table:table-cell table:formula="of:=[.T7]" office:value-type="float" office:value="9.46055828409158" calcext:value-type="float">
            <text:p>9.4605582841</text:p>
          </table:table-cell>
          <table:table-cell table:formula="of:=[.U7]" office:value-type="float" office:value="8.45828356363597" calcext:value-type="float">
            <text:p>8.4582835636</text:p>
          </table:table-cell>
          <table:table-cell table:formula="of:=[.V7]" office:value-type="float" office:value="8.11644793551166" calcext:value-type="float">
            <text:p>8.1164479355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410.68" calcext:value-type="float">
            <text:p>1410.68</text:p>
          </table:table-cell>
          <table:table-cell office:value-type="float" office:value="1109.5" calcext:value-type="float">
            <text:p>1109.5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formula="of:=LOG([.E8];2)" office:value-type="float" office:value="10.4621750473874" calcext:value-type="float">
            <text:p>10.4621750474</text:p>
          </table:table-cell>
          <table:table-cell table:formula="of:=LOG([.F8];2)" office:value-type="float" office:value="10.115693952197" calcext:value-type="float">
            <text:p>10.115693952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U8]" office:value-type="float" office:value="10.4621750473874" calcext:value-type="float">
            <text:p>10.4621750474</text:p>
          </table:table-cell>
          <table:table-cell table:formula="of:=[.V8]" office:value-type="float" office:value="10.115693952197" calcext:value-type="float">
            <text:p>10.1156939522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2">
          <table:covered-table-cell table:style-name="ce3"/>
          <table:table-cell office:value-type="float" office:value="1264" calcext:value-type="float">
            <text:p>1264</text:p>
          </table:table-cell>
          <table:table-cell office:value-type="float" office:value="8505.68" calcext:value-type="float">
            <text:p>8505.68</text:p>
          </table:table-cell>
          <table:table-cell office:value-type="float" office:value="4285.91" calcext:value-type="float">
            <text:p>4285.91</text:p>
          </table:table-cell>
          <table:table-cell office:value-type="float" office:value="2127.62" calcext:value-type="float">
            <text:p>2127.62</text:p>
          </table:table-cell>
          <table:table-cell office:value-type="float" office:value="1689.83" calcext:value-type="float">
            <text:p>1689.83</text:p>
          </table:table-cell>
          <table:table-cell table:number-columns-repeated="2"/>
          <table:table-cell table:style-name="ce4"/>
          <table:table-cell table:number-columns-repeated="7"/>
          <table:covered-table-cell table:style-name="ce3"/>
          <table:table-cell office:value-type="float" office:value="10.3037807481771" calcext:value-type="float">
            <text:p>10.3037807482</text:p>
          </table:table-cell>
          <table:table-cell table:formula="of:=LOG([.C9];2)" office:value-type="float" office:value="13.0542108636914" calcext:value-type="float">
            <text:p>13.0542108637</text:p>
          </table:table-cell>
          <table:table-cell table:formula="of:=LOG([.D9];2)" office:value-type="float" office:value="12.0653858397823" calcext:value-type="float">
            <text:p>12.0653858398</text:p>
          </table:table-cell>
          <table:table-cell table:formula="of:=LOG([.E9];2)" office:value-type="float" office:value="11.0550247883819" calcext:value-type="float">
            <text:p>11.0550247884</text:p>
          </table:table-cell>
          <table:table-cell table:formula="of:=LOG([.F9];2)" office:value-type="float" office:value="10.7226624007002" calcext:value-type="float">
            <text:p>10.7226624007</text:p>
          </table:table-cell>
          <table:table-cell table:number-columns-repeated="3"/>
          <table:table-cell office:value-type="float" office:value="1264" calcext:value-type="float">
            <text:p>1264</text:p>
          </table:table-cell>
          <table:table-cell table:formula="of:=[.S9]" office:value-type="float" office:value="13.0542108636914" calcext:value-type="float">
            <text:p>13.0542108637</text:p>
          </table:table-cell>
          <table:table-cell table:formula="of:=[.T9]" office:value-type="float" office:value="12.0653858397823" calcext:value-type="float">
            <text:p>12.0653858398</text:p>
          </table:table-cell>
          <table:table-cell table:formula="of:=[.U9]" office:value-type="float" office:value="11.0550247883819" calcext:value-type="float">
            <text:p>11.0550247884</text:p>
          </table:table-cell>
          <table:table-cell table:formula="of:=[.V9]" office:value-type="float" office:value="10.7226624007002" calcext:value-type="float">
            <text:p>10.7226624007</text:p>
          </table:table-cell>
          <table:table-cell table:number-columns-repeated="8"/>
          <table:covered-table-cell table:style-name="ce3"/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3"/>
          <table:table-cell>
            <draw:frame table:end-cell-address="Sheet1.AH38" table:end-x="15.38mm" table:end-y="3.67mm" draw:z-index="2" draw:name="Chart 12" draw:style-name="gr1" draw:text-style-name="P1" svg:width="193.1mm" svg:height="134.03mm" svg:x="12.78mm" svg:y="4.42mm">
              <loext:p draw:notify-on-update-of-ranges="Sheet1.AA3:Sheet1.AA9 Sheet1.Z3:Sheet1.Z9 Sheet1.AB3:Sheet1.AB9 Sheet1.Z3:Sheet1.Z9 Sheet1.AC3:Sheet1.AC9 Sheet1.Z3:Sheet1.Z9 Sheet1.AD3:Sheet1.AD9 Sheet1.Z3:Sheet1.Z9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Sheet1.H43" table:end-x="2.47mm" table:end-y="1.8mm" draw:z-index="0" draw:name="Chart 9" draw:style-name="gr1" draw:text-style-name="P1" svg:width="195.66mm" svg:height="151.24mm" svg:x="23.5mm" svg:y="0.32mm">
              <loext:p draw:notify-on-update-of-ranges="Sheet1.C3:Sheet1.C9 Sheet1.B3:Sheet1.B9 Sheet1.D3:Sheet1.D9 Sheet1.B3:Sheet1.B9 Sheet1.E3:Sheet1.E9 Sheet1.B3:Sheet1.B9 Sheet1.F3:Sheet1.F9 Sheet1.B3:Sheet1.B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8"/>
          <table:table-cell>
            <draw:frame table:end-cell-address="Sheet1.U48" table:end-x="0.35mm" table:end-y="1.94mm" draw:z-index="1" draw:name="Chart 11" draw:style-name="gr1" draw:text-style-name="P1" svg:width="243.83mm" svg:height="135.32mm" svg:x="16.87mm" svg:y="1.4mm">
              <loext:p draw:notify-on-update-of-ranges="Sheet1.S3:Sheet1.S9 Sheet1.R3:Sheet1.R9 Sheet1.T3:Sheet1.T9 Sheet1.R3:Sheet1.R9 Sheet1.U3:Sheet1.U9 Sheet1.R3:Sheet1.R9 Sheet1.V3:Sheet1.V9 Sheet1.R3:Sheet1.R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4" loext:min-decimal-places="4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3" style:display-name="Result 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3:51:19.137454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7-11-29T13:21:02</meta:creation-date>
    <dc:date>2017-11-30T13:54:02.868545647</dc:date>
    <meta:editing-duration>PT3H14M7S</meta:editing-duration>
    <meta:generator>LibreOffice/5.1.6.2$Linux_X86_64 LibreOffice_project/10m0$Build-2</meta:generator>
    <meta:document-statistic meta:table-count="1" meta:cell-count="122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6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power"/>
      <style:graphic-properties draw:stroke="dash" draw:stroke-dash="msLineDash_20_1" svg:stroke-width="0.053cm" svg:stroke-color="#4472c4"/>
    </style:style>
    <style:style style:name="ch11" style:family="chart" style:data-style-name="N116"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force-intercept="false" chart:regression-type="power"/>
      <style:graphic-properties draw:stroke="dash" draw:stroke-dash="msLineDash_20_2" svg:stroke-width="0.053cm" svg:stroke-color="#ed7d31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force-intercept="false" chart:regression-type="power"/>
      <style:graphic-properties draw:stroke="dash" draw:stroke-dash="msLineDash_20_3" svg:stroke-width="0.053cm" svg:stroke-color="#a5a5a5"/>
    </style:style>
    <style:style style:name="ch16" style:family="chart" style:data-style-name="N2">
      <style:text-properties fo:color="#595959" style:text-position="0% 100%" fo:font-family="Calibri" fo:font-size="9pt" style:font-size-asian="9pt" style:font-size-complex="9pt"/>
    </style:style>
    <style:style style:name="ch1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force-intercept="false" chart:regression-type="power"/>
      <style:graphic-properties draw:stroke="dash" draw:stroke-dash="msLineDash_20_4" svg:stroke-width="0.053cm" svg:stroke-color="#ffc000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567cm" svg:height="15.125cm" xlink:href=".." xlink:type="simple" chart:class="chart:scatter" chart:style-name="ch1">
        <chart:title svg:x="6.585cm" svg:y="0.437cm" chart:style-name="ch2">
          <text:p>Image Size against Time</text:p>
        </chart:title>
        <chart:legend chart:legend-position="bottom" svg:x="4.241cm" svg:y="13.898cm" style:legend-expansion="wide" chart:style-name="ch3"/>
        <chart:plot-area chart:style-name="ch4" table:cell-range-address="Sheet1.B3:Sheet1.C9" chart:data-source-has-labels="row" svg:x="1.451cm" svg:y="1.618cm" svg:width="17.725cm" svg:height="10.948cm">
          <chartooo:coordinate-region svg:x="2.187cm" svg:y="1.804cm" svg:width="16.352cm" svg:height="10.292cm"/>
          <chart:axis chart:dimension="x" chart:name="primary-x" chart:style-name="ch5">
            <chart:title svg:x="9.548cm" svg:y="12.869cm" chart:style-name="ch6">
              <text:p>Time (s)</text:p>
            </chart:title>
            <chart:grid chart:style-name="ch7" chart:class="major"/>
          </chart:axis>
          <chart:axis chart:dimension="y" chart:name="primary-y" chart:style-name="ch5">
            <chart:title svg:x="0.451cm" svg:y="8.109cm" chart:style-name="ch8">
              <text:p>Image Size</text:p>
            </chart:title>
            <chart:grid chart:style-name="ch7" chart:class="major"/>
          </chart:axis>
          <chart:series chart:style-name="ch9" chart:values-cell-range-address="Sheet1.B3:Sheet1.B9" loext:label-string="&quot;1&quot;" chart:class="chart:scatter">
            <chart:domain table:cell-range-address="Sheet1.C3:Sheet1.C9"/>
            <chart:regression-curve chart:style-name="ch10">
              <chart:equation chart:display-equation="true" chart:display-r-square="false" svg:x="13.898cm" svg:y="4.003cm" chart:style-name="ch11"/>
            </chart:regression-curve>
            <chart:data-point chart:repeated="7"/>
          </chart:series>
          <chart:series chart:style-name="ch12" chart:values-cell-range-address="Sheet1.B3:Sheet1.B9" loext:label-string="&quot;2&quot;" chart:class="chart:scatter">
            <chart:domain table:cell-range-address="Sheet1.D3:Sheet1.D9"/>
            <chart:regression-curve chart:style-name="ch13">
              <chart:equation chart:display-equation="true" chart:display-r-square="false" svg:x="10.152cm" svg:y="2.704cm" chart:style-name="ch11"/>
            </chart:regression-curve>
            <chart:data-point chart:repeated="7"/>
          </chart:series>
          <chart:series chart:style-name="ch14" chart:values-cell-range-address="Sheet1.B3:Sheet1.B9" loext:label-string="&quot;4&quot;" chart:class="chart:scatter">
            <chart:domain table:cell-range-address="Sheet1.E3:Sheet1.E9"/>
            <chart:regression-curve chart:style-name="ch15">
              <chart:equation chart:display-equation="true" chart:display-r-square="false" svg:x="2.047cm" svg:y="1.838cm" chart:style-name="ch16"/>
            </chart:regression-curve>
            <chart:data-point chart:repeated="7"/>
          </chart:series>
          <chart:series chart:style-name="ch17" chart:values-cell-range-address="Sheet1.B3:Sheet1.B9" loext:label-string="&quot;8&quot;" chart:class="chart:scatter">
            <chart:domain table:cell-range-address="Sheet1.F3:Sheet1.F9"/>
            <chart:regression-curve chart:style-name="ch18">
              <chart:equation chart:display-equation="true" chart:display-r-square="false" svg:x="6.281cm" svg:y="2.161cm" chart:style-name="ch16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</table:table-cell>
              <table:table-cell office:value-type="string">
                <text:p>Column D</text:p>
              </table:table-cell>
              <table:table-cell office:value-type="string">
                <text:p>2</text:p>
              </table:table-cell>
              <table:table-cell office:value-type="string">
                <text:p>Column E</text:p>
              </table:table-cell>
              <table:table-cell office:value-type="string">
                <text:p>4</text:p>
              </table:table-cell>
              <table:table-cell office:value-type="string">
                <text:p>Column F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8">
                <text:p>1.48</text:p>
                <draw:g>
                  <svg:desc>Sheet1.C3:Sheet1.C9</svg:desc>
                </draw:g>
              </table:table-cell>
              <table:table-cell office:value-type="float" office:value="16">
                <text:p>16</text:p>
                <draw:g>
                  <svg:desc>Sheet1.B3:Sheet1.B9</svg:desc>
                </draw:g>
              </table:table-cell>
              <table:table-cell office:value-type="float" office:value="0.78">
                <text:p>0.78</text:p>
                <draw:g>
                  <svg:desc>Sheet1.D3:Sheet1.D9</svg:desc>
                </draw:g>
              </table:table-cell>
              <table:table-cell office:value-type="float" office:value="16">
                <text:p>16</text:p>
                <draw:g>
                  <svg:desc>Sheet1.B3:Sheet1.B9</svg:desc>
                </draw:g>
              </table:table-cell>
              <table:table-cell office:value-type="float" office:value="0.44">
                <text:p>0.44</text:p>
                <draw:g>
                  <svg:desc>Sheet1.E3:Sheet1.E9</svg:desc>
                </draw:g>
              </table:table-cell>
              <table:table-cell office:value-type="float" office:value="16">
                <text:p>16</text:p>
                <draw:g>
                  <svg:desc>Sheet1.B3:Sheet1.B9</svg:desc>
                </draw:g>
              </table:table-cell>
              <table:table-cell office:value-type="float" office:value="0.36">
                <text:p>0.36</text:p>
                <draw:g>
                  <svg:desc>Sheet1.F3:Sheet1.F9</svg:desc>
                </draw:g>
              </table:table-cell>
              <table:table-cell office:value-type="float" office:value="16">
                <text:p>16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1">
                <text:p>21.81</text:p>
              </table:table-cell>
              <table:table-cell office:value-type="float" office:value="64">
                <text:p>64</text:p>
              </table:table-cell>
              <table:table-cell office:value-type="float" office:value="11.15">
                <text:p>11.15</text:p>
              </table:table-cell>
              <table:table-cell office:value-type="float" office:value="64">
                <text:p>64</text:p>
              </table:table-cell>
              <table:table-cell office:value-type="float" office:value="5.67">
                <text:p>5.67</text:p>
              </table:table-cell>
              <table:table-cell office:value-type="float" office:value="64">
                <text:p>64</text:p>
              </table:table-cell>
              <table:table-cell office:value-type="float" office:value="4.46">
                <text:p>4.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.89">
                <text:p>86.89</text:p>
              </table:table-cell>
              <table:table-cell office:value-type="float" office:value="128">
                <text:p>128</text:p>
              </table:table-cell>
              <table:table-cell office:value-type="float" office:value="43.63">
                <text:p>43.63</text:p>
              </table:table-cell>
              <table:table-cell office:value-type="float" office:value="128">
                <text:p>128</text:p>
              </table:table-cell>
              <table:table-cell office:value-type="float" office:value="22.1">
                <text:p>22.1</text:p>
              </table:table-cell>
              <table:table-cell office:value-type="float" office:value="128">
                <text:p>128</text:p>
              </table:table-cell>
              <table:table-cell office:value-type="float" office:value="17.48">
                <text:p>17.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.26">
                <text:p>347.26</text:p>
              </table:table-cell>
              <table:table-cell office:value-type="float" office:value="256">
                <text:p>256</text:p>
              </table:table-cell>
              <table:table-cell office:value-type="float" office:value="174.16">
                <text:p>174.16</text:p>
              </table:table-cell>
              <table:table-cell office:value-type="float" office:value="256">
                <text:p>256</text:p>
              </table:table-cell>
              <table:table-cell office:value-type="float" office:value="87.46">
                <text:p>87.46</text:p>
              </table:table-cell>
              <table:table-cell office:value-type="float" office:value="256">
                <text:p>256</text:p>
              </table:table-cell>
              <table:table-cell office:value-type="float" office:value="69.14">
                <text:p>69.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7.77">
                <text:p>1397.77</text:p>
              </table:table-cell>
              <table:table-cell office:value-type="float" office:value="512">
                <text:p>512</text:p>
              </table:table-cell>
              <table:table-cell office:value-type="float" office:value="704.55">
                <text:p>704.55</text:p>
              </table:table-cell>
              <table:table-cell office:value-type="float" office:value="512">
                <text:p>512</text:p>
              </table:table-cell>
              <table:table-cell office:value-type="float" office:value="351.72">
                <text:p>351.72</text:p>
              </table:table-cell>
              <table:table-cell office:value-type="float" office:value="512">
                <text:p>512</text:p>
              </table:table-cell>
              <table:table-cell office:value-type="float" office:value="277.52">
                <text:p>277.5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1410.68">
                <text:p>1410.68</text:p>
              </table:table-cell>
              <table:table-cell office:value-type="float" office:value="1024">
                <text:p>1024</text:p>
              </table:table-cell>
              <table:table-cell office:value-type="float" office:value="1109.5">
                <text:p>1109.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5.68">
                <text:p>8505.68</text:p>
              </table:table-cell>
              <table:table-cell office:value-type="float" office:value="1264">
                <text:p>1264</text:p>
              </table:table-cell>
              <table:table-cell office:value-type="float" office:value="4285.91">
                <text:p>4285.91</text:p>
              </table:table-cell>
              <table:table-cell office:value-type="float" office:value="1264">
                <text:p>1264</text:p>
              </table:table-cell>
              <table:table-cell office:value-type="float" office:value="2127.62">
                <text:p>2127.62</text:p>
              </table:table-cell>
              <table:table-cell office:value-type="float" office:value="1264">
                <text:p>1264</text:p>
              </table:table-cell>
              <table:table-cell office:value-type="float" office:value="1689.83">
                <text:p>1689.83</text:p>
              </table:table-cell>
              <table:table-cell office:value-type="float" office:value="1264">
                <text:p>1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ffc000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1" style:family="chart"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a5a5a5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4" svg:stroke-width="0.053cm" svg:stroke-color="#ffc000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24.384cm" svg:height="13.533cm" xlink:href=".." xlink:type="simple" chart:class="chart:scatter" chart:style-name="ch1">
        <chart:title svg:x="7.843cm" svg:y="0.405cm" chart:style-name="ch2">
          <text:p>Log Time Against  Log Image Size</text:p>
        </chart:title>
        <chart:legend chart:legend-position="bottom" svg:x="6.597cm" svg:y="12.306cm" style:legend-expansion="wide" chart:style-name="ch3"/>
        <chart:plot-area chart:style-name="ch4" table:cell-range-address="Sheet1.R3:Sheet1.S9" chart:data-source-has-labels="row" svg:x="1.547cm" svg:y="1.554cm" svg:width="22.35cm" svg:height="9.452cm">
          <chartooo:coordinate-region svg:x="1.706cm" svg:y="1.74cm" svg:width="21.979cm" svg:height="8.796cm"/>
          <chart:axis chart:dimension="x" chart:name="primary-x" chart:style-name="ch5">
            <chart:title svg:x="11.811cm" svg:y="11.277cm" chart:style-name="ch6">
              <text:p>Log(Time)</text:p>
            </chart:title>
            <chart:grid chart:style-name="ch7" chart:class="major"/>
          </chart:axis>
          <chart:axis chart:dimension="y" chart:name="primary-y" chart:style-name="ch5">
            <chart:title svg:x="0.451cm" svg:y="7.667cm" chart:style-name="ch8">
              <text:p>Log(ImageSize)</text:p>
            </chart:title>
            <chart:grid chart:style-name="ch7" chart:class="major"/>
          </chart:axis>
          <chart:series chart:style-name="ch9" chart:values-cell-range-address="Sheet1.R3:Sheet1.R9" loext:label-string="&quot;1&quot;" chart:class="chart:scatter">
            <chart:domain table:cell-range-address="Sheet1.S3:Sheet1.S9"/>
            <chart:regression-curve chart:style-name="ch10">
              <chart:equation chart:display-equation="true" chart:display-r-square="false" chart:style-name="ch11"/>
            </chart:regression-curve>
            <chart:data-point chart:repeated="7"/>
          </chart:series>
          <chart:series chart:style-name="ch12" chart:values-cell-range-address="Sheet1.R3:Sheet1.R9" loext:label-string="&quot;2&quot;" chart:class="chart:scatter">
            <chart:domain table:cell-range-address="Sheet1.T3:Sheet1.T9"/>
            <chart:regression-curve chart:style-name="ch13"/>
            <chart:data-point chart:repeated="7"/>
          </chart:series>
          <chart:series chart:style-name="ch14" chart:values-cell-range-address="Sheet1.R3:Sheet1.R9" loext:label-string="&quot;4&quot;" chart:class="chart:scatter">
            <chart:domain table:cell-range-address="Sheet1.U3:Sheet1.U9"/>
            <chart:regression-curve chart:style-name="ch15"/>
            <chart:data-point chart:repeated="7"/>
          </chart:series>
          <chart:series chart:style-name="ch16" chart:values-cell-range-address="Sheet1.R3:Sheet1.R9" loext:label-string="&quot;8&quot;" chart:class="chart:scatter">
            <chart:domain table:cell-range-address="Sheet1.V3:Sheet1.V9"/>
            <chart:regression-curve chart:style-name="ch17">
              <chart:equation chart:display-equation="true" chart:display-r-square="true" chart:style-name="ch11"/>
            </chart:regression-curve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1</text:p>
              </table:table-cell>
              <table:table-cell office:value-type="string">
                <text:p>Column T</text:p>
              </table:table-cell>
              <table:table-cell office:value-type="string">
                <text:p>2</text:p>
              </table:table-cell>
              <table:table-cell office:value-type="string">
                <text:p>Column U</text:p>
              </table:table-cell>
              <table:table-cell office:value-type="string">
                <text:p>4</text:p>
              </table:table-cell>
              <table:table-cell office:value-type="string">
                <text:p>Column V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5597175854225">
                <text:p>0.565597175854225</text:p>
                <draw:g>
                  <svg:desc>Sheet1.S3:Sheet1.S9</svg:desc>
                </draw:g>
              </table:table-cell>
              <table:table-cell office:value-type="float" office:value="4">
                <text:p>4</text:p>
                <draw:g>
                  <svg:desc>Sheet1.R3:Sheet1.R9</svg:desc>
                </draw:g>
              </table:table-cell>
              <table:table-cell office:value-type="float" office:value="-0.358453970912476">
                <text:p>-0.358453970912476</text:p>
                <draw:g>
                  <svg:desc>Sheet1.T3:Sheet1.T9</svg:desc>
                </draw:g>
              </table:table-cell>
              <table:table-cell office:value-type="float" office:value="4">
                <text:p>4</text:p>
                <draw:g>
                  <svg:desc>Sheet1.R3:Sheet1.R9</svg:desc>
                </draw:g>
              </table:table-cell>
              <table:table-cell office:value-type="float" office:value="-1.18442457113743">
                <text:p>-1.18442457113743</text:p>
                <draw:g>
                  <svg:desc>Sheet1.U3:Sheet1.U9</svg:desc>
                </draw:g>
              </table:table-cell>
              <table:table-cell office:value-type="float" office:value="4">
                <text:p>4</text:p>
                <draw:g>
                  <svg:desc>Sheet1.R3:Sheet1.R9</svg:desc>
                </draw:g>
              </table:table-cell>
              <table:table-cell office:value-type="float" office:value="-1.47393118833241">
                <text:p>-1.47393118833241</text:p>
                <draw:g>
                  <svg:desc>Sheet1.V3:Sheet1.V9</svg:desc>
                </draw:g>
              </table:table-cell>
              <table:table-cell office:value-type="float" office:value="4">
                <text:p>4</text:p>
                <draw:g>
                  <svg:desc>Sheet1.R3:Sheet1.R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691786486603">
                <text:p>4.44691786486603</text:p>
              </table:table-cell>
              <table:table-cell office:value-type="float" office:value="6">
                <text:p>6</text:p>
              </table:table-cell>
              <table:table-cell office:value-type="float" office:value="3.47897180503294">
                <text:p>3.47897180503294</text:p>
              </table:table-cell>
              <table:table-cell office:value-type="float" office:value="6">
                <text:p>6</text:p>
              </table:table-cell>
              <table:table-cell office:value-type="float" office:value="2.5033487351675">
                <text:p>2.5033487351675</text:p>
              </table:table-cell>
              <table:table-cell office:value-type="float" office:value="6">
                <text:p>6</text:p>
              </table:table-cell>
              <table:table-cell office:value-type="float" office:value="2.15704371014558">
                <text:p>2.157043710145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4111824453277">
                <text:p>6.44111824453277</text:p>
              </table:table-cell>
              <table:table-cell office:value-type="float" office:value="7">
                <text:p>7</text:p>
              </table:table-cell>
              <table:table-cell office:value-type="float" office:value="5.44724856860178">
                <text:p>5.44724856860178</text:p>
              </table:table-cell>
              <table:table-cell office:value-type="float" office:value="7">
                <text:p>7</text:p>
              </table:table-cell>
              <table:table-cell office:value-type="float" office:value="4.46597446450407">
                <text:p>4.46597446450407</text:p>
              </table:table-cell>
              <table:table-cell office:value-type="float" office:value="7">
                <text:p>7</text:p>
              </table:table-cell>
              <table:table-cell office:value-type="float" office:value="4.12763327972587">
                <text:p>4.127633279725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3987242967666">
                <text:p>8.43987242967666</text:p>
              </table:table-cell>
              <table:table-cell office:value-type="float" office:value="8">
                <text:p>8</text:p>
              </table:table-cell>
              <table:table-cell office:value-type="float" office:value="7.44426950241348">
                <text:p>7.44426950241348</text:p>
              </table:table-cell>
              <table:table-cell office:value-type="float" office:value="8">
                <text:p>8</text:p>
              </table:table-cell>
              <table:table-cell office:value-type="float" office:value="6.45055144330648">
                <text:p>6.45055144330648</text:p>
              </table:table-cell>
              <table:table-cell office:value-type="float" office:value="8">
                <text:p>8</text:p>
              </table:table-cell>
              <table:table-cell office:value-type="float" office:value="6.11144869848767">
                <text:p>6.111448698487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489112725872">
                <text:p>10.4489112725872</text:p>
              </table:table-cell>
              <table:table-cell office:value-type="float" office:value="9">
                <text:p>9</text:p>
              </table:table-cell>
              <table:table-cell office:value-type="float" office:value="9.46055828409158">
                <text:p>9.46055828409158</text:p>
              </table:table-cell>
              <table:table-cell office:value-type="float" office:value="9">
                <text:p>9</text:p>
              </table:table-cell>
              <table:table-cell office:value-type="float" office:value="8.45828356363597">
                <text:p>8.45828356363597</text:p>
              </table:table-cell>
              <table:table-cell office:value-type="float" office:value="9">
                <text:p>9</text:p>
              </table:table-cell>
              <table:table-cell office:value-type="float" office:value="8.11644793551166">
                <text:p>8.11644793551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.4621750473874">
                <text:p>10.4621750473874</text:p>
              </table:table-cell>
              <table:table-cell office:value-type="float" office:value="10">
                <text:p>10</text:p>
              </table:table-cell>
              <table:table-cell office:value-type="float" office:value="10.115693952197">
                <text:p>10.115693952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542108636914">
                <text:p>13.0542108636914</text:p>
              </table:table-cell>
              <table:table-cell office:value-type="float" office:value="10.3037807481771">
                <text:p>10.3037807481771</text:p>
              </table:table-cell>
              <table:table-cell office:value-type="float" office:value="12.0653858397823">
                <text:p>12.0653858397823</text:p>
              </table:table-cell>
              <table:table-cell office:value-type="float" office:value="10.3037807481771">
                <text:p>10.3037807481771</text:p>
              </table:table-cell>
              <table:table-cell office:value-type="float" office:value="11.0550247883819">
                <text:p>11.0550247883819</text:p>
              </table:table-cell>
              <table:table-cell office:value-type="float" office:value="10.3037807481771">
                <text:p>10.3037807481771</text:p>
              </table:table-cell>
              <table:table-cell office:value-type="float" office:value="10.7226624007002">
                <text:p>10.7226624007002</text:p>
              </table:table-cell>
              <table:table-cell office:value-type="float" office:value="10.3037807481771">
                <text:p>10.3037807481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1" svg:stroke-width="0.053cm" svg:stroke-color="#4472c4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2" svg:stroke-width="0.053cm" svg:stroke-color="#ed7d31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3" svg:stroke-width="0.053cm" svg:stroke-color="#a5a5a5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force-intercept="false" chart:regression-type="exponential"/>
      <style:graphic-properties draw:stroke="dash" draw:stroke-dash="msLineDash_20_4" svg:stroke-width="0.053cm" svg:stroke-color="#ffc000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9.311cm" svg:height="13.404cm" xlink:href=".." xlink:type="simple" chart:class="chart:scatter" chart:style-name="ch1">
        <chart:title svg:x="5.809cm" svg:y="0.403cm" chart:style-name="ch2">
          <text:p>Image Size Against Log(Time)</text:p>
        </chart:title>
        <chart:legend chart:legend-position="bottom" svg:x="3.16cm" svg:y="12.177cm" style:legend-expansion="wide" chart:style-name="ch3"/>
        <chart:plot-area chart:style-name="ch4" table:cell-range-address="Sheet1.Z3:Sheet1.AA9" chart:data-source-has-labels="row" svg:x="1.446cm" svg:y="1.55cm" svg:width="17.479cm" svg:height="9.329cm">
          <chartooo:coordinate-region svg:x="1.606cm" svg:y="1.736cm" svg:width="17.106cm" svg:height="8.673cm"/>
          <chart:axis chart:dimension="x" chart:name="primary-x" chart:style-name="ch5">
            <chart:title svg:x="9.274cm" svg:y="11.148cm" chart:style-name="ch6">
              <text:p>Log(Time)</text:p>
            </chart:title>
            <chart:grid chart:style-name="ch7" chart:class="major"/>
          </chart:axis>
          <chart:axis chart:dimension="y" chart:name="primary-y" chart:style-name="ch5">
            <chart:title svg:x="0.451cm" svg:y="7.231cm" chart:style-name="ch8">
              <text:p>Image Size</text:p>
            </chart:title>
            <chart:grid chart:style-name="ch7" chart:class="major"/>
          </chart:axis>
          <chart:series chart:style-name="ch9" chart:values-cell-range-address="Sheet1.Z3:Sheet1.Z9" loext:label-string="&quot;1&quot;" chart:class="chart:scatter">
            <chart:domain table:cell-range-address="Sheet1.AA3:Sheet1.AA9"/>
            <chart:regression-curve chart:style-name="ch10"/>
            <chart:data-point chart:repeated="7"/>
          </chart:series>
          <chart:series chart:style-name="ch11" chart:values-cell-range-address="Sheet1.Z3:Sheet1.Z9" loext:label-string="&quot;2&quot;" chart:class="chart:scatter">
            <chart:domain table:cell-range-address="Sheet1.AB3:Sheet1.AB9"/>
            <chart:regression-curve chart:style-name="ch12"/>
            <chart:data-point chart:repeated="7"/>
          </chart:series>
          <chart:series chart:style-name="ch13" chart:values-cell-range-address="Sheet1.Z3:Sheet1.Z9" loext:label-string="&quot;4&quot;" chart:class="chart:scatter">
            <chart:domain table:cell-range-address="Sheet1.AC3:Sheet1.AC9"/>
            <chart:regression-curve chart:style-name="ch14"/>
            <chart:data-point chart:repeated="7"/>
          </chart:series>
          <chart:series chart:style-name="ch15" chart:values-cell-range-address="Sheet1.Z3:Sheet1.Z9" loext:label-string="&quot;8&quot;" chart:class="chart:scatter">
            <chart:domain table:cell-range-address="Sheet1.AD3:Sheet1.AD9"/>
            <chart:regression-curve chart:style-name="ch16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1</text:p>
              </table:table-cell>
              <table:table-cell office:value-type="string">
                <text:p>Column AB</text:p>
              </table:table-cell>
              <table:table-cell office:value-type="string">
                <text:p>2</text:p>
              </table:table-cell>
              <table:table-cell office:value-type="string">
                <text:p>Column AC</text:p>
              </table:table-cell>
              <table:table-cell office:value-type="string">
                <text:p>4</text:p>
              </table:table-cell>
              <table:table-cell office:value-type="string">
                <text:p>Column AD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5597175854225">
                <text:p>0.565597175854225</text:p>
                <draw:g>
                  <svg:desc>Sheet1.AA3:Sheet1.AA9</svg:desc>
                </draw:g>
              </table:table-cell>
              <table:table-cell office:value-type="float" office:value="16">
                <text:p>16</text:p>
                <draw:g>
                  <svg:desc>Sheet1.Z3:Sheet1.Z9</svg:desc>
                </draw:g>
              </table:table-cell>
              <table:table-cell office:value-type="float" office:value="-0.358453970912476">
                <text:p>-0.358453970912476</text:p>
                <draw:g>
                  <svg:desc>Sheet1.AB3:Sheet1.AB9</svg:desc>
                </draw:g>
              </table:table-cell>
              <table:table-cell office:value-type="float" office:value="16">
                <text:p>16</text:p>
                <draw:g>
                  <svg:desc>Sheet1.Z3:Sheet1.Z9</svg:desc>
                </draw:g>
              </table:table-cell>
              <table:table-cell office:value-type="float" office:value="-1.18442457113743">
                <text:p>-1.18442457113743</text:p>
                <draw:g>
                  <svg:desc>Sheet1.AC3:Sheet1.AC9</svg:desc>
                </draw:g>
              </table:table-cell>
              <table:table-cell office:value-type="float" office:value="16">
                <text:p>16</text:p>
                <draw:g>
                  <svg:desc>Sheet1.Z3:Sheet1.Z9</svg:desc>
                </draw:g>
              </table:table-cell>
              <table:table-cell office:value-type="float" office:value="-1.47393118833241">
                <text:p>-1.47393118833241</text:p>
                <draw:g>
                  <svg:desc>Sheet1.AD3:Sheet1.AD9</svg:desc>
                </draw:g>
              </table:table-cell>
              <table:table-cell office:value-type="float" office:value="16">
                <text:p>16</text:p>
                <draw:g>
                  <svg:desc>Sheet1.Z3:Sheet1.Z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691786486603">
                <text:p>4.44691786486603</text:p>
              </table:table-cell>
              <table:table-cell office:value-type="float" office:value="64">
                <text:p>64</text:p>
              </table:table-cell>
              <table:table-cell office:value-type="float" office:value="3.47897180503294">
                <text:p>3.47897180503294</text:p>
              </table:table-cell>
              <table:table-cell office:value-type="float" office:value="64">
                <text:p>64</text:p>
              </table:table-cell>
              <table:table-cell office:value-type="float" office:value="2.5033487351675">
                <text:p>2.5033487351675</text:p>
              </table:table-cell>
              <table:table-cell office:value-type="float" office:value="64">
                <text:p>64</text:p>
              </table:table-cell>
              <table:table-cell office:value-type="float" office:value="2.15704371014558">
                <text:p>2.15704371014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4111824453277">
                <text:p>6.44111824453277</text:p>
              </table:table-cell>
              <table:table-cell office:value-type="float" office:value="128">
                <text:p>128</text:p>
              </table:table-cell>
              <table:table-cell office:value-type="float" office:value="5.44724856860178">
                <text:p>5.44724856860178</text:p>
              </table:table-cell>
              <table:table-cell office:value-type="float" office:value="128">
                <text:p>128</text:p>
              </table:table-cell>
              <table:table-cell office:value-type="float" office:value="4.46597446450407">
                <text:p>4.46597446450407</text:p>
              </table:table-cell>
              <table:table-cell office:value-type="float" office:value="128">
                <text:p>128</text:p>
              </table:table-cell>
              <table:table-cell office:value-type="float" office:value="4.12763327972587">
                <text:p>4.127633279725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3987242967666">
                <text:p>8.43987242967666</text:p>
              </table:table-cell>
              <table:table-cell office:value-type="float" office:value="256">
                <text:p>256</text:p>
              </table:table-cell>
              <table:table-cell office:value-type="float" office:value="7.44426950241348">
                <text:p>7.44426950241348</text:p>
              </table:table-cell>
              <table:table-cell office:value-type="float" office:value="256">
                <text:p>256</text:p>
              </table:table-cell>
              <table:table-cell office:value-type="float" office:value="6.45055144330648">
                <text:p>6.45055144330648</text:p>
              </table:table-cell>
              <table:table-cell office:value-type="float" office:value="256">
                <text:p>256</text:p>
              </table:table-cell>
              <table:table-cell office:value-type="float" office:value="6.11144869848767">
                <text:p>6.1114486984876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489112725872">
                <text:p>10.4489112725872</text:p>
              </table:table-cell>
              <table:table-cell office:value-type="float" office:value="512">
                <text:p>512</text:p>
              </table:table-cell>
              <table:table-cell office:value-type="float" office:value="9.46055828409158">
                <text:p>9.46055828409158</text:p>
              </table:table-cell>
              <table:table-cell office:value-type="float" office:value="512">
                <text:p>512</text:p>
              </table:table-cell>
              <table:table-cell office:value-type="float" office:value="8.45828356363597">
                <text:p>8.45828356363597</text:p>
              </table:table-cell>
              <table:table-cell office:value-type="float" office:value="512">
                <text:p>512</text:p>
              </table:table-cell>
              <table:table-cell office:value-type="float" office:value="8.11644793551166">
                <text:p>8.1164479355116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10.4621750473874">
                <text:p>10.4621750473874</text:p>
              </table:table-cell>
              <table:table-cell office:value-type="float" office:value="1024">
                <text:p>1024</text:p>
              </table:table-cell>
              <table:table-cell office:value-type="float" office:value="10.115693952197">
                <text:p>10.1156939521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542108636914">
                <text:p>13.0542108636914</text:p>
              </table:table-cell>
              <table:table-cell office:value-type="float" office:value="1264">
                <text:p>1264</text:p>
              </table:table-cell>
              <table:table-cell office:value-type="float" office:value="12.0653858397823">
                <text:p>12.0653858397823</text:p>
              </table:table-cell>
              <table:table-cell office:value-type="float" office:value="1264">
                <text:p>1264</text:p>
              </table:table-cell>
              <table:table-cell office:value-type="float" office:value="11.0550247883819">
                <text:p>11.0550247883819</text:p>
              </table:table-cell>
              <table:table-cell office:value-type="float" office:value="1264">
                <text:p>1264</text:p>
              </table:table-cell>
              <table:table-cell office:value-type="float" office:value="10.7226624007002">
                <text:p>10.7226624007002</text:p>
              </table:table-cell>
              <table:table-cell office:value-type="float" office:value="1264">
                <text:p>1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